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25-02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23-12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22-12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21-12-1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21-01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9-12-1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8-12-1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8-01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7-01-1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8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1</text:p>
          </table:table-cell>
          <table:table-cell office:value-type="string" calcext:value-type="string">
            <text:p>Slaton (NE) Quad (south)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